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C0000024428BF0E78CE0C51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322in" svg:width="10.1154in" svg:height="5.4929in" draw:z-index="0"><draw:image xlink:href="Pictures/100000000000042C0000024428BF0E78CE0C51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08:40:13.209952777</meta:creation-date>
    <dc:date>2022-05-30T08:44:05.045936011</dc:date>
    <meta:editing-duration>PT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